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/>
      <style:text-properties fo:language="en" fo:country="US"/>
    </style:style>
    <style:style style:name="P3" style:family="paragraph" style:parent-style-name="Standard">
      <style:paragraph-properties fo:line-height="115%"/>
      <style:text-properties officeooo:rsid="0004d392" officeooo:paragraph-rsid="0004d392"/>
    </style:style>
    <style:style style:name="P4" style:family="paragraph" style:parent-style-name="Standard" style:list-style-name="L1">
      <style:paragraph-properties fo:line-height="115%"/>
      <style:text-properties officeooo:rsid="0004d392" officeooo:paragraph-rsid="0004d392"/>
    </style:style>
    <style:style style:name="P5" style:family="paragraph" style:parent-style-name="Standard">
      <style:paragraph-properties fo:line-height="115%"/>
      <style:text-properties officeooo:rsid="0004d392" officeooo:paragraph-rsid="00062a74"/>
    </style:style>
    <style:style style:name="P6" style:family="paragraph" style:parent-style-name="Standard" style:list-style-name="L1">
      <style:paragraph-properties fo:line-height="115%"/>
      <style:text-properties officeooo:rsid="00062a74" officeooo:paragraph-rsid="00062a74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P8" style:family="paragraph" style:parent-style-name="List_20_Paragraph">
      <style:paragraph-properties fo:line-height="115%"/>
    </style:style>
    <style:style style:name="P9" style:family="paragraph" style:parent-style-name="List_20_Paragraph" style:list-style-name="WWNum8">
      <style:paragraph-properties fo:line-height="115%"/>
    </style:style>
    <style:style style:name="P10" style:family="paragraph" style:parent-style-name="List_20_Paragraph" style:list-style-name="WWNum1">
      <style:paragraph-properties fo:line-height="115%"/>
    </style:style>
    <style:style style:name="P11" style:family="paragraph" style:parent-style-name="List_20_Paragraph" style:list-style-name="WWNum3">
      <style:paragraph-properties fo:line-height="115%"/>
    </style:style>
    <style:style style:name="P12" style:family="paragraph" style:parent-style-name="List_20_Paragraph" style:list-style-name="WWNum4">
      <style:paragraph-properties fo:line-height="115%"/>
    </style:style>
    <style:style style:name="P13" style:family="paragraph" style:parent-style-name="List_20_Paragraph" style:list-style-name="WWNum6">
      <style:paragraph-properties fo:line-height="115%"/>
    </style:style>
    <style:style style:name="P14" style:family="paragraph" style:parent-style-name="List_20_Paragraph" style:list-style-name="WWNum7">
      <style:paragraph-properties fo:line-height="115%"/>
    </style:style>
    <style:style style:name="P15" style:family="paragraph" style:parent-style-name="List_20_Paragraph" style:list-style-name="WWNum1">
      <style:paragraph-properties fo:line-height="115%"/>
      <style:text-properties officeooo:rsid="00010a14" officeooo:paragraph-rsid="00010a14"/>
    </style:style>
    <style:style style:name="P16" style:family="paragraph" style:parent-style-name="List_20_Paragraph" style:list-style-name="WWNum3">
      <style:paragraph-properties fo:line-height="115%"/>
      <style:text-properties officeooo:rsid="00010a14" officeooo:paragraph-rsid="00010a14"/>
    </style:style>
    <style:style style:name="P17" style:family="paragraph" style:parent-style-name="List_20_Paragraph">
      <style:paragraph-properties fo:margin-left="5.08cm" fo:margin-right="0cm" fo:line-height="115%" fo:text-indent="0cm" style:auto-text-indent="false"/>
    </style:style>
    <style:style style:name="T1" style:family="text">
      <style:text-properties fo:font-size="24pt" fo:font-weight="bold" style:font-size-asian="24pt" style:font-weight-asian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246bf"/>
    </style:style>
    <style:style style:name="T4" style:family="text">
      <style:text-properties officeooo:rsid="00010a14"/>
    </style:style>
    <style:style style:name="T5" style:family="text">
      <style:text-properties officeooo:rsid="000246bf"/>
    </style:style>
    <style:style style:name="T6" style:family="text">
      <style:text-properties officeooo:rsid="00062a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Projeto POO</text:span></text:p>
      <text:p text:style-name="Standard"/>
      <text:list xml:id="list3458971188446264962" text:style-name="WWNum8">
        <text:list-item>
          <text:p text:style-name="P9">Tela principal →<text:span text:style-name="T5"> Victor</text:span></text:p>
        </text:list-item>
      </text:list>
      <text:list xml:id="list3820479319401730113" text:style-name="WWNum1">
        <text:list-item>
          <text:p text:style-name="P10">Action bar</text:p>
          <text:list>
            <text:list-item>
              <text:p text:style-name="P10">Search Bar Ativado</text:p>
              <text:list>
                <text:list-item>
                  <text:p text:style-name="P10">Recurso de Voz (Opcional)</text:p>
                </text:list-item>
                <text:list-item>
                  <text:p text:style-name="P10">Sugestões personalizadas</text:p>
                  <text:list>
                    <text:list-item>
                      <text:p text:style-name="P10">Últimas pesquisas</text:p>
                    </text:list-item>
                    <text:list-item>
                      <text:p text:style-name="P10">Filtro das pesquisas ao digitar</text:p>
                      <text:list>
                        <text:list-item>
                          <text:p text:style-name="P10">Categoria/Subcategoria</text:p>
                        </text:list-item>
                        <text:list-item>
                          <text:p text:style-name="P10">Produt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Layout principal</text:p>
          <text:list>
            <text:list-item>
              <text:p text:style-name="P10">Opção 1</text:p>
              <text:list>
                <text:list-item>
                  <text:p text:style-name="P10">Lista personalizada (RecyclerView) com as categorias</text:p>
                  <text:list>
                    <text:list-item>
                      <text:p text:style-name="P15">Cada item tem nome da categoria e background relacionado</text:p>
                    </text:list-item>
                  </text:list>
                </text:list-item>
              </text:list>
            </text:list-item>
            <text:list-item>
              <text:p text:style-name="P10">Opção 2</text:p>
              <text:list>
                <text:list-item>
                  <text:p text:style-name="P10">Lista vertical com as categorias</text:p>
                  <text:list>
                    <text:list-item>
                      <text:p text:style-name="P10">Cada item é uma lista horizontal de subcategoria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Navegação inferior (Bottom Navigation) <text:span text:style-name="T4">(Opcional)</text:span></text:p>
          <text:list>
            <text:list-item>
              <text:p text:style-name="P10">Home</text:p>
            </text:list-item>
            <text:list-item>
              <text:p text:style-name="P10">Favoritos</text:p>
            </text:list-item>
            <text:list-item>
              <text:p text:style-name="P10">Comunidade/Ajuda</text:p>
            </text:list-item>
          </text:list>
        </text:list-item>
      </text:list>
      <text:p text:style-name="P1"/>
      <text:list xml:id="list121716412591411" text:continue-list="list3458971188446264962" text:style-name="WWNum8">
        <text:list-item>
          <text:p text:style-name="P9">Tela das categorias/subcategorias/produtos →<text:span text:style-name="T5"> Grappi</text:span></text:p>
        </text:list-item>
      </text:list>
      <text:list xml:id="list4653161472193951427" text:style-name="WWNum3">
        <text:list-item>
          <text:p text:style-name="P11">Action bar</text:p>
          <text:list>
            <text:list-item>
              <text:p text:style-name="P11">Back button</text:p>
            </text:list-item>
            <text:list-item>
              <text:p text:style-name="P11">Título</text:p>
            </text:list-item>
            <text:list-item>
              <text:p text:style-name="P11">Ícone de pesquisa</text:p>
              <text:list>
                <text:list-item>
                  <text:p text:style-name="P11">Search Bar</text:p>
                </text:list-item>
              </text:list>
            </text:list-item>
          </text:list>
        </text:list-item>
        <text:list-item>
          <text:p text:style-name="P11">Layout principal</text:p>
          <text:list>
            <text:list-item>
              <text:p text:style-name="P11">Lista personalizada (RecyclerView) com as subcategorias/produtos relacionados</text:p>
              <text:list>
                <text:list-item>
                  <text:p text:style-name="P16">Nome da subcategoria/produto + setinha</text:p>
                </text:list-item>
              </text:list>
            </text:list-item>
          </text:list>
        </text:list-item>
      </text:list>
      <text:p text:style-name="P1"/>
      <text:list xml:id="list121716725951582" text:continue-list="list121716412591411" text:style-name="WWNum8">
        <text:list-item>
          <text:p text:style-name="P9">Tela do produto →<text:span text:style-name="T5"> Christian</text:span></text:p>
        </text:list-item>
      </text:list>
      <text:list xml:id="list1236927236558122756" text:style-name="WWNum4">
        <text:list-item>
          <text:p text:style-name="P12">Action bar flexível</text:p>
          <text:list>
            <text:list-item>
              <text:p text:style-name="P12">Coordinator Layout</text:p>
            </text:list-item>
            <text:list-item>
              <text:p text:style-name="P12">App Bar Layout</text:p>
            </text:list-item>
            <text:list-item>
              <text:p text:style-name="P12">Collapsing Toolbar Layout</text:p>
            </text:list-item>
            <text:list-item>
              <text:p text:style-name="P12">Toolbar</text:p>
              <text:list>
                <text:list-item>
                  <text:p text:style-name="P12">Back button</text:p>
                </text:list-item>
                <text:list-item>
                  <text:p text:style-name="P12">Título</text:p>
                </text:list-item>
                <text:list-item>
                  <text:p text:style-name="P12">Ícone de pesquisa</text:p>
                  <text:list>
                    <text:list-item>
                      <text:p text:style-name="P12">Search Bar</text:p>
                    </text:list-item>
                  </text:list>
                </text:list-item>
              </text:list>
            </text:list-item>
            <text:list-item>
              <text:p text:style-name="P12"><text:soft-page-break/>Floating Button para favoritar</text:p>
            </text:list-item>
          </text:list>
        </text:list-item>
        <text:list-item>
          <text:p text:style-name="P12">Layout principal (NestedScrollView)</text:p>
          <text:list>
            <text:list-item>
              <text:p text:style-name="P12">Lista personalizada da timeline</text:p>
            </text:list-item>
            <text:list-item>
              <text:p text:style-name="P12"><text:span text:style-name="T2">Floating Button para adicionar feedback</text:span></text:p>
            </text:list-item>
          </text:list>
        </text:list-item>
      </text:list>
      <text:p text:style-name="P2"/>
      <text:list xml:id="list121716253837434" text:continue-list="list121716725951582" text:style-name="WWNum8">
        <text:list-item>
          <text:p text:style-name="P9">Tela<text:span text:style-name="T2"> de pesquisa →</text:span><text:span text:style-name="T3"> Gustavo</text:span></text:p>
        </text:list-item>
      </text:list>
      <text:list xml:id="list1755374763723933333" text:style-name="WWNum6">
        <text:list-item>
          <text:p text:style-name="P13"><text:span text:style-name="T2">Action bar</text:span></text:p>
          <text:list>
            <text:list-item>
              <text:p text:style-name="P13">Back button</text:p>
            </text:list-item>
            <text:list-item>
              <text:p text:style-name="P13">Título</text:p>
            </text:list-item>
            <text:list-item>
              <text:p text:style-name="P13">Ícone de pesquisa</text:p>
              <text:list>
                <text:list-item>
                  <text:p text:style-name="P13">Search Bar</text:p>
                </text:list-item>
              </text:list>
            </text:list-item>
          </text:list>
        </text:list-item>
        <text:list-item>
          <text:p text:style-name="P13"><text:span text:style-name="T2">Layout principal </text:span></text:p>
          <text:list>
            <text:list-item>
              <text:p text:style-name="P13">Lista personalizada dos itens filtrados</text:p>
            </text:list-item>
            <text:list-item>
              <text:p text:style-name="P13">Recurso para carregar mais itens</text:p>
            </text:list-item>
          </text:list>
        </text:list-item>
      </text:list>
      <text:p text:style-name="P8"/>
      <text:list xml:id="list121716679282491" text:continue-list="list121716253837434" text:style-name="WWNum8">
        <text:list-item>
          <text:p text:style-name="P9">Fragmento para listas →<text:span text:style-name="T5"> Igor</text:span></text:p>
        </text:list-item>
      </text:list>
      <text:list xml:id="list4618198848219511696" text:style-name="WWNum7">
        <text:list-item>
          <text:p text:style-name="P14">Lista personalizada (RecyclerView)<text:bookmark text:name="_GoBack"/> para evitar reuso de código</text:p>
          <text:list>
            <text:list-item>
              <text:p text:style-name="P14">Tentar generalizar adição de itens</text:p>
            </text:list-item>
          </text:list>
        </text:list-item>
      </text:list>
      <text:p text:style-name="P1"/>
      <text:p text:style-name="P5">MVP – Model View Presenter <text:span text:style-name="T6">(http://www.tinmegali.com/pt/2016/02/26/model-view-presenter-mvp-no-android-parte-2/)</text:span></text:p>
      <text:p text:style-name="P3">Exemplo:</text:p>
      <text:p text:style-name="P3">Activity/<text:span text:style-name="T6">Fragment</text:span> de Produto → </text:p>
      <text:list xml:id="list4711732439760323946" text:style-name="L1">
        <text:list-item>
          <text:p text:style-name="P4">main</text:p>
          <text:list>
            <text:list-item>
              <text:p text:style-name="P4">pacote.do.projeto</text:p>
              <text:list>
                <text:list-item>
                  <text:p text:style-name="P4">activity</text:p>
                  <text:list>
                    <text:list-item>
                      <text:p text:style-name="P4">product</text:p>
                      <text:list>
                        <text:list-item>
                          <text:p text:style-name="P4">class ProductActivity</text:p>
                        </text:list-item>
                        <text:list-item>
                          <text:p text:style-name="P4">interface ProductMVP</text:p>
                          <text:list>
                            <text:list-item>
                              <text:p text:style-name="P4">interface ProductPresenterOps (View → Presenter)</text:p>
                            </text:list-item>
                            <text:list-item>
                              <text:p text:style-name="P4">interface ProductModelOps (Presenter → Model)</text:p>
                            </text:list-item>
                            <text:list-item>
                              <text:p text:style-name="P4">interface ProductReqPresenterOps (Model → Presenter)</text:p>
                            </text:list-item>
                            <text:list-item>
                              <text:p text:style-name="P4">interface ProductReqViewOps (Presenter → View)</text:p>
                            </text:list-item>
                          </text:list>
                        </text:list-item>
                        <text:list-item>
                          <text:p text:style-name="P4">class ProductPresenter</text:p>
                        </text:list-item>
                        <text:list-item>
                          <text:p text:style-name="P4">class ProductModel</text:p>
                        </text:list-item>
                      </text:list>
                    </text:list-item>
                  </text:list>
                  <text:p text:style-name="P6"/>
                </text:list-item>
              </text:list>
            </text:list-item>
          </text:list>
        </text:list-item>
      </text:list>
      <text:p text:style-name="P17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style:font-name="Wingdings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</meta:initial-creator>
    <meta:editing-cycles>10</meta:editing-cycles>
    <meta:creation-date>2018-05-25T00:21:00</meta:creation-date>
    <dc:date>2018-06-08T12:17:15.680165823</dc:date>
    <meta:editing-duration>PT6H53M45S</meta:editing-duration>
    <meta:generator>LibreOffice/5.1.6.2$Linux_X86_64 LibreOffice_project/10m0$Build-2</meta:generator>
    <meta:document-statistic meta:table-count="0" meta:image-count="0" meta:object-count="0" meta:page-count="3" meta:paragraph-count="72" meta:word-count="293" meta:character-count="1834" meta:non-whitespace-character-count="16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